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DB72309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D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Default_20_Text">
      <style:paragraph-properties fo:text-align="start" style:justify-single-word="false"/>
      <style:text-properties style:font-name="Liberation Serif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Default_20_Text">
      <style:paragraph-properties fo:text-align="start" style:justify-single-word="false"/>
      <style:text-properties style:font-name="Liberation Seri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<draw:frame draw:style-name="fr1" draw:name="images1" text:anchor-type="paragraph" svg:x="11.589cm" svg:y="-0.092cm" svg:width="5.417cm" svg:height="1.173cm" draw:z-index="0"><draw:image xlink:href="Pictures/2000000B0000188500000658DB723090.svm" xlink:type="simple" xlink:show="embed" xlink:actuate="onLoad"/></draw:frame>GROUPE C</text:p>
      <text:h text:style-name="P11" text:outline-level="1"/>
      <text:h text:style-name="P11" text:outline-level="1">Outils et méthodes utilisées</text:h>
      <text:p text:style-name="Default_20_Text"/>
      <text:p text:style-name="Text_20_Body_20_Single"/>
      <text:p text:style-name="Default_20_Text">Acteurs :</text:p>
      <table:table table:name="Tableau1" table:style-name="Tableau1">
        <table:table-column table:style-name="Tableau1.A"/>
        <table:table-column table:style-name="Tableau1.A"/>
        <table:table-column table:style-name="Tableau1.A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P2">Guillaume BROC</text:p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1.B2" office:value-type="string">
            <text:p text:style-name="P4"><text:span text:style-name="T2">Rédigé le</text:span> : 04/11/2013</text:p>
          </table:table-cell>
          <table:table-cell table:style-name="Tableau1.B2" office:value-type="string">
            <text:p text:style-name="P4"><text:span text:style-name="T2">Approuvé le</text:span> :</text:p>
          </table:table-cell>
          <table:table-cell table:style-name="Tableau1.C2" office:value-type="string">
            <text:p text:style-name="P4"><text:span text:style-name="T2">Validé le </text:span>:</text:p>
          </table:table-cell>
        </table:table-row>
      </table:table>
      <text:p text:style-name="Text_20_Body_20_Single"/>
      <text:p text:style-name="Default_20_Text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Diffusion</text:p>
          </table:table-cell>
          <table:table-cell table:style-name="Tableau2.B1" office:value-type="string">
            <text:p text:style-name="P5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4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Guillaume BROC </text:p>
            <text:p text:style-name="P2">Clément CARLES</text:p>
          </table:table-cell>
        </table:table-row>
      </table:table>
      <text:p text:style-name="Text_20_Body_20_Single"/>
      <text:p text:style-name="Default_20_Text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5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_20_Single"/>
      <text:p text:style-name="Default_20_Text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s</text:p>
          </table:table-cell>
          <table:table-cell table:style-name="Tableau4.A1" office:value-type="string">
            <text:p text:style-name="P6">Approbateurs</text:p>
          </table:table-cell>
          <table:table-cell table:style-name="Tableau4.A1" office:value-type="string">
            <text:p text:style-name="P6">Date</text:p>
          </table:table-cell>
          <table:table-cell table:style-name="Tableau4.E1" office:value-type="string">
            <text:p text:style-name="P6">Historique des évolutions</text:p>
          </table:table-cell>
        </table:table-row>
        <table:table-row>
          <table:table-cell table:style-name="Tableau4.A2" office:value-type="string">
            <text:p text:style-name="P6">V1.0</text:p>
          </table:table-cell>
          <table:table-cell table:style-name="Tableau4.A2" office:value-type="string">
            <text:p text:style-name="P2">Guillaume BROC</text:p>
          </table:table-cell>
          <table:table-cell table:style-name="Tableau4.A2" office:value-type="string">
            <text:p text:style-name="P4"/>
          </table:table-cell>
          <table:table-cell table:style-name="Tableau4.D2" office:value-type="date" office:date-value="2013-11-04">
            <text:p text:style-name="P4">04/11/13</text:p>
          </table:table-cell>
          <table:table-cell table:style-name="Tableau4.E2" office:value-type="string">
            <text:p text:style-name="P4"/>
          </table:table-cell>
        </table:table-row>
      </table:table>
      <text:p text:style-name="Text_20_Body_20_Single"/>
      <text:h text:style-name="P12" text:outline-level="1">Outils et méthodes utilisées</text:h>
      <text:p text:style-name="Default_20_Text"/>
      <text:h text:style-name="Heading_20_2" text:outline-level="2">Outils utilisés</text:h>
      <text:p text:style-name="Text_20_Body_20_Single"><text:tab/>Le langage C++ standard 2011, le framework Qt 5.1.1, Qt Creator 2.8.1, le compilateur g++ (au moins la version 4.2.1), LibreOffice (au moins la version 3.4) ou Microsoft Word (au moins la version 2007), git 1.8.1.3 ou supérieure, divers logiciels UML, Doxygen.</text:p>
      <text:p text:style-name="Text_20_Body_20_Single"/>
      <text:h text:style-name="Heading_20_2" text:outline-level="2">Méthodes utilisées</text:h>
      <text:p text:style-name="Text_20_Body_20_Single"><text:tab/>Nous avons utilisé la méthode Agile XP (eXtreme Programming). Nous avons communiqué principalement par e-mails, un peu par SMS, et les fichiers ont été postés sur Git.</text:p>
      <text:p text:style-name="Text_20_Body_20_Single"/>
      <text:p text:style-name="Text_20_Body_20_Single">Conventions de noms de fichiers et de dossiers :</text:p>
      <text:p text:style-name="Text_20_Body_20_Single"><text:tab/>– pas d'accent</text:p>
      <text:p text:style-name="Text_20_Body_20_Single"><text:tab/>– pas d'espace</text:p>
      <text:p text:style-name="Text_20_Body_20_Single"/>
      <text:p text:style-name="Text_20_Body_20_Single">Conventions de codage :</text:p>
      <text:p text:style-name="Text_20_Body_20_Single"><text:tab/>– noms de classes :</text:p>
      <text:p text:style-name="Text_20_Body_20_Single"><text:tab/><text:tab/>– première lettre en majuscule</text:p>
      <text:p text:style-name="Text_20_Body_20_Single"><text:tab/><text:tab/>– camelcase</text:p>
      <text:p text:style-name="Text_20_Body_20_Single"><text:tab/><text:tab/>– pas de underscore</text:p>
      <text:p text:style-name="Text_20_Body_20_Single"/>
      <text:p text:style-name="Text_20_Body_20_Single"><text:tab/><text:tab/>Exemple : FenetreDePreference</text:p>
      <text:p text:style-name="Text_20_Body_20_Single"/>
      <text:p text:style-name="Text_20_Body_20_Single"><text:tab/>– noms de méthodes (fonctions membres) :</text:p>
      <text:p text:style-name="Text_20_Body_20_Single"><text:tab/><text:tab/>– première lettre en minuscule</text:p>
      <text:p text:style-name="Text_20_Body_20_Single"><text:tab/><text:tab/>– camelcase ou tout en minuscule séparé par underscore</text:p>
      <text:p text:style-name="Text_20_Body_20_Single"/>
      <text:p text:style-name="Text_20_Body_20_Single"><text:tab/>– noms de variables :</text:p>
      <text:p text:style-name="Text_20_Body_20_Single"><text:tab/><text:tab/>– première lettre en minuscule</text:p>
      <text:p text:style-name="Text_20_Body_20_Single"><text:tab/><text:tab/>– camelcase ou tout en minuscule séparé par underscore</text:p>
      <text:p text:style-name="Text_20_Body_20_Single"/>
      <text:p text:style-name="Text_20_Body_20_Single"><text:tab/>– noms de constantes :</text:p>
      <text:p text:style-name="Text_20_Body_20_Single"><text:tab/><text:tab/>– tout en majuscule</text:p>
      <text:p text:style-name="Text_20_Body_20_Single"><text:tab/><text:tab/>– underscore autor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_20_Single" style:default-outline-level="2" style:list-level="1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_20_Single" style:default-outline-level="5" style:list-level="1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_20_Single" style:default-outline-level="6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_20_Single" style:default-outline-level="7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_20_Single" style:default-outline-level="8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_20_Single" style:default-outline-level="9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_20_Single" style:default-outline-level="10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31M24S</meta:editing-duration>
    <meta:editing-cycles>13</meta:editing-cycles>
    <meta:generator>IBM_Lotus_Symphony/3.0$Unix OpenOffice.org_project/310m11$Build-9399</meta:generator>
    <dc:date>2013-11-04T22:22:11</dc:date>
    <meta:document-statistic meta:table-count="4" meta:image-count="1" meta:object-count="0" meta:page-count="2" meta:paragraph-count="58" meta:word-count="236" meta:character-count="1454"/>
    <meta:user-defined meta:name="Info 1"/>
    <meta:user-defined meta:name="Info 2"/>
    <meta:user-defined meta:name="Info 3"/>
    <meta:user-defined meta:name="Info 4"/>
  </office:meta>
</office:document-meta>
</file>